
<file path=META-INF/manifest.xml><?xml version="1.0" encoding="utf-8"?>
<manifest:manifest xmlns:manifest="urn:oasis:names:tc:opendocument:xmlns:manifest:1.0">
  <manifest:file-entry manifest:media-type="application/vnd.oasis.opendocument.formula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math xmlns="http://www.w3.org/1998/Math/MathML">
  <semantics>
    <mrow>
      <msub>
        <mi>V</mi>
        <mi mathvariant="italic">TC</mi>
      </msub>
      <mrow>
        <mrow>
          <mo stretchy="false">(</mo>
          <msub>
            <mi>T</mi>
            <mi mathvariant="italic">TC</mi>
          </msub>
          <mo stretchy="false">)</mo>
        </mrow>
        <mo stretchy="false">=</mo>
        <mrow>
          <msub>
            <mi>V</mi>
            <mi mathvariant="italic">MEAS</mi>
          </msub>
          <mo stretchy="false">+</mo>
          <msub>
            <mi>V</mi>
            <mi mathvariant="italic">TC</mi>
          </msub>
        </mrow>
      </mrow>
      <mrow>
        <mo stretchy="false">(</mo>
        <msub>
          <mi>T</mi>
          <mi mathvariant="italic">ref</mi>
        </msub>
        <mo stretchy="false">)</mo>
      </mrow>
    </mrow>
    <annotation encoding="StarMath 5.0">V_TC (T_TC)= V_MEAS + V_TC (T_ref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</office:meta>
</office:document-meta>
</file>